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wiss"/>
    <style:font-face style:name="Noto Sans Arabic UI1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2">
      <style:paragraph-properties fo:text-align="end" style:justify-single-word="false"/>
      <style:text-properties officeooo:paragraph-rsid="00066123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Text_20_body" style:list-style-name="L1"/>
    <style:style style:name="P4" style:family="paragraph" style:parent-style-name="Text_20_body">
      <style:paragraph-properties fo:text-align="end" style:justify-single-word="false"/>
    </style:style>
    <style:style style:name="P5" style:family="paragraph" style:parent-style-name="Text_20_body">
      <style:paragraph-properties fo:text-align="end" style:justify-single-word="false"/>
      <style:text-properties officeooo:paragraph-rsid="00066123"/>
    </style:style>
    <style:style style:name="P6" style:family="paragraph" style:parent-style-name="Text_20_body" style:list-style-name="L2"/>
    <style:style style:name="P7" style:family="paragraph" style:parent-style-name="Text_20_body" style:list-style-name="L3"/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نکات امنیتی مرتبط با کوکی‌ها و JWT</text:h>
      <text:p text:style-name="P5"/>
      <text:p text:style-name="P5">HttpOnly</text:p>
      <text:p text:style-name="P5"/>
      <text:p text:style-name="P5">کوکی با این ویژگی در دسترس JavaScript نیست → جلوگیری از XSS برای سرقت توکن‌ها.</text:p>
      <text:p text:style-name="P5">Secure</text:p>
      <text:p text:style-name="P5">کوکی فقط روی اتصال HTTPS فرستاده می‌شود → جلوگیری از سرقت توکن در شبکه‌ی ناامن.</text:p>
      <text:p text:style-name="P5">SameSite</text:p>
      <text:p text:style-name="P5"/>
      <text:p text:style-name="P5">تنظیم Lax یا Strict → کاهش خطر CSRF در درخواست‌های Cross-Site.</text:p>
      <text:p text:style-name="P5">اگر frontend روی دامنه‌ی متفاوت است، SameSite=None + Secure=True لازم است.</text:p>
      <text:p text:style-name="P5"/>
      <text:p text:style-name="P5">عمر کوتاه Access Token</text:p>
      <text:p text:style-name="P5"/>
      <text:p text:style-name="P5">توکن دسترسی کوتاه‌مدت → کاهش اثر سرقت و محدود کردن دسترسی غیرمجاز.</text:p>
      <text:p text:style-name="P5"/>
      <text:p text:style-name="P5">عمر بلند Refresh Token ولی HttpOnly</text:p>
      <text:p text:style-name="P5"/>
      <text:p text:style-name="P5">امکان تمدید نشست بدون لاگین مجدد، اما امن در برابر XSS.</text:p>
      <text:p text:style-name="P5"/>
      <text:p text:style-name="P5">Rotation / Blacklist Refresh Token (اختیاری)</text:p>
      <text:p text:style-name="P5"/>
      <text:p text:style-name="P5">هر بار که refresh استفاده می‌شود، توکن جدید بساز و قدیمی را باطل کن → جلوگیری از سوءاستفاده در صورت سرقت.</text:p>
      <text:p text:style-name="P5"/>
      <text:p text:style-name="P5">نحوه مدیریت خطاهای مربوط به توکن‌های منقضی‌شده یا نامعتبر</text:p>
      <text:p text:style-name="P5">Access Token منقضی</text:p>
      <text:p text:style-name="P5">پاسخ سرور: 401 Unauthorized</text:p>
      <text:p text:style-name="P5">Frontend → درخواست POST /auth/refresh برای دریافت access جدید</text:p>
      <text:p text:style-name="P5"><text:soft-page-break/></text:p>
      <text:p text:style-name="P5">اگر refresh موفق بود → access token جدید صادر می‌شود و درخواست اصلی دوباره ارسال می‌شود</text:p>
      <text:p text:style-name="P5">Refresh Token منقضی یا نامعتبر</text:p>
      <text:p text:style-name="P5">پاسخ سرور: 401 Unauthorized یا 403 Forbidden</text:p>
      <text:p text:style-name="P5">Frontend → کاربر را به صفحه لاگین هدایت می‌کند</text:p>
      <text:p text:style-name="P5">به هیچ وجه نباید اطلاعات حساس در پیام خطا بدهید</text:p>
      <text:p text:style-name="P5">توصیه‌های امنیتی برای خطاها</text:p>
      <text:p text:style-name="P5">پیام خطا ساده باشد ("Token expired" یا "Invalid token")</text:p>
      <text:p text:style-name="P5">لاگ کردن خطاها در سرور برای بررسی حملات احتمالی</text:p>
      <text:p text:style-name="P5"/>
      <text:p text:style-name="P5">جلوگیری از پردازش توکن‌های تغییر داده شده یا جعلی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wiss"/>
    <style:font-face style:name="Noto Sans Arabic UI1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Arabic UI1" style:font-size-complex="12pt" style:language-complex="fa" style:country-complex="IR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Arabic UI1" style:font-size-complex="12pt" style:language-complex="fa" style:country-complex="IR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Arabic UI1" style:font-family-complex="'Noto Sans Arabic U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Arabic UI" style:font-family-complex="'Noto Sans Arabic U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Arabic UI" style:font-family-complex="'Noto Sans Arabic U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Arabic UI" style:font-family-complex="'Noto Sans Arabic U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Arabic UI1" style:font-family-complex="'Noto Sans Arabic UI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04T12:01:42.232754047</meta:creation-date>
    <dc:date>2025-10-04T12:07:07.335018464</dc:date>
    <meta:editing-duration>PT5M26S</meta:editing-duration>
    <meta:editing-cycles>1</meta:editing-cycles>
    <meta:document-statistic meta:table-count="0" meta:image-count="0" meta:object-count="0" meta:page-count="2" meta:paragraph-count="27" meta:word-count="225" meta:character-count="1256" meta:non-whitespace-character-count="1058"/>
    <meta:generator>LibreOffice/24.2.7.2$Linux_X86_64 LibreOffice_project/420$Build-2</meta:generator>
  </office:meta>
</office:document-meta>
</file>